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lectionFactoryTests.createApproximateMapFromEmpty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rejectsNullKeyTypeFor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createsEnu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FactoryTests.createsMap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llectionFactoryTests.rejectsNullElementTypeForEnu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createApproximateCollectionFromEmptyEnu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createApproximateMapFromNonEmptyHash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FactoryTests.createApproximateCollectionFromNonEmptyHas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FactoryTests.createApproximateMapIsNotTypeSafeFor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llectionFactoryTests.createApproximateCollectionFromEmptyHash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rejectsInvalidElementTypeForEnu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createApproximateMapFromEmpty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createMapIsNotTypeSafeFor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FactoryTests.createsEnumSetSu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createApproximateCollectionIsNotTypeSafeForEnu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FactoryTests.rejectsNullMap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rejectsInvalidKeyTypeFor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createApproximateCollectionFromNonEmptyEnu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createMapIsNotTypeSafeForLinked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FactoryTests.createApproximateMapFromNonEmpty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llectionFactoryTests.createCollectionIsNotTypeSafeForEnum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lectionFactoryTests.createsEnu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lectionFactoryTests.rejectsNullCollecti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llectionFactoryTests.createsCollectionsCorrect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